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erviceEndpointAvailableException.NoServiceEndpointAvailableException( QName serviceName ,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ServiceEndpointAvailableException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erviceEndpointAvailableException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